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Mono space" svg:font-family="'Mono space'" style:font-pitch="fixed"/>
    <style:font-face style:name="Source Code Pro" svg:font-family="'Source Code Pro'"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center" style:justify-single-word="false"/>
      <style:text-properties style:font-name="times" fo:font-size="14pt" officeooo:paragraph-rsid="001e0ad7" style:font-size-asian="14pt" style:font-size-complex="14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margin-left="0.0102in" fo:margin-right="1.7484in" fo:line-height="0.1665in" fo:text-align="justify" style:justify-single-word="false" fo:text-indent="0in" style:auto-text-indent="false"/>
      <style:text-properties style:font-name="0" fo:font-size="12pt" fo:language="fr" fo:country="CH" officeooo:paragraph-rsid="001daf3a" style:font-size-asian="12pt"/>
    </style:style>
    <style:style style:name="P4" style:family="paragraph" style:parent-style-name="Standard">
      <style:paragraph-properties fo:margin-left="0.0102in" fo:margin-right="2.0547in" fo:line-height="0.1984in" fo:text-align="justify" style:justify-single-word="false" fo:text-indent="0in" style:auto-text-indent="false"/>
      <style:text-properties style:font-name="times" fo:font-size="5.5pt" fo:language="fr" fo:country="CH" officeooo:paragraph-rsid="001daf3a" style:font-size-asian="5.5pt"/>
    </style:style>
    <style:style style:name="P5" style:family="paragraph" style:parent-style-name="Standard">
      <style:paragraph-properties fo:margin-left="0.0102in" fo:margin-right="2.0547in" fo:line-height="0.1665in" fo:text-align="justify" style:justify-single-word="false" fo:text-indent="0in" style:auto-text-indent="false"/>
      <style:text-properties style:font-name="times" fo:font-size="12pt" fo:language="fr" fo:country="CH" officeooo:paragraph-rsid="001daf3a" style:font-size-asian="12pt"/>
    </style:style>
    <style:style style:name="P6" style:family="paragraph" style:parent-style-name="Standard">
      <style:paragraph-properties fo:margin-left="0.0102in" fo:margin-right="0.6173in" fo:line-height="0.2in" fo:text-align="justify" style:justify-single-word="false" fo:text-indent="0in" style:auto-text-indent="false"/>
      <style:text-properties style:font-name="times" fo:font-size="14.5pt" fo:language="fr" fo:country="CH" officeooo:paragraph-rsid="001daf3a" style:font-size-asian="14.5pt"/>
    </style:style>
    <style:style style:name="P7" style:family="paragraph" style:parent-style-name="Standard">
      <style:paragraph-properties fo:margin-left="0.0102in" fo:margin-right="1.8925in" fo:line-height="0.1665in" fo:text-align="justify" style:justify-single-word="false" fo:text-indent="0in" style:auto-text-indent="false"/>
      <style:text-properties style:font-name="times" fo:font-size="12pt" fo:language="fr" fo:country="CH" officeooo:paragraph-rsid="001daf3a" style:font-size-asian="12pt"/>
    </style:style>
    <style:style style:name="P8" style:family="paragraph" style:parent-style-name="Standard">
      <style:paragraph-properties fo:margin-left="0.0102in" fo:margin-right="2.4535in" fo:line-height="0.1665in" fo:text-align="justify" style:justify-single-word="false" fo:text-indent="0in" style:auto-text-indent="false"/>
      <style:text-properties style:font-name="times" fo:font-size="12pt" fo:language="fr" fo:country="CH" officeooo:paragraph-rsid="001daf3a" style:font-size-asian="12pt"/>
    </style:style>
    <style:style style:name="P9" style:family="paragraph" style:parent-style-name="Standard">
      <style:paragraph-properties fo:margin-left="0.0102in" fo:margin-right="2.2402in" fo:line-height="0.1665in" fo:text-align="justify" style:justify-single-word="false" fo:text-indent="0in" style:auto-text-indent="false"/>
      <style:text-properties style:font-name="times" fo:font-size="12pt" fo:language="fr" fo:country="CH" officeooo:paragraph-rsid="001daf3a" style:font-size-asian="12pt"/>
    </style:style>
    <style:style style:name="P10" style:family="paragraph" style:parent-style-name="Title" style:master-page-name="">
      <loext:graphic-properties draw:fill="none"/>
      <style:paragraph-properties fo:margin-left="0in" fo:margin-right="0in" fo:margin-top="0.1665in" fo:margin-bottom="0.0835in" loext:contextual-spacing="false" fo:text-align="center" style:justify-single-word="false" fo:text-indent="0in" style:auto-text-indent="false" style:page-number="auto" fo:background-color="transparent" fo:keep-with-next="always">
        <style:tab-stops>
          <style:tab-stop style:position="0in" style:type="right"/>
        </style:tab-stops>
      </style:paragraph-properties>
      <style:text-properties style:font-name="times" fo:font-size="20pt" officeooo:paragraph-rsid="001e0ad7" style:font-size-asian="20pt" style:font-size-complex="20pt"/>
    </style:style>
    <style:style style:name="P11" style:family="paragraph" style:parent-style-name="Hanging_20_indent">
      <style:paragraph-properties fo:margin-left="0in" fo:margin-right="0in" fo:text-align="justify" style:justify-single-word="false" fo:text-indent="0in" style:auto-text-indent="false"/>
      <style:text-properties fo:font-size="12pt" style:font-size-asian="12pt" style:font-size-complex="12pt"/>
    </style:style>
    <style:style style:name="P12" style:family="paragraph" style:parent-style-name="Text_20_body">
      <style:paragraph-properties fo:text-align="justify" style:justify-single-word="false"/>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Standard">
      <style:paragraph-properties fo:margin-left="0.0102in" fo:margin-right="0in" fo:line-height="0.1661in" fo:text-align="justify" style:justify-single-word="false" fo:text-indent="0in" style:auto-text-indent="false"/>
      <style:text-properties style:font-name="times" fo:font-size="12pt" fo:language="fr" fo:country="CH" officeooo:paragraph-rsid="001daf3a" style:font-size-asian="12pt"/>
    </style:style>
    <style:style style:name="P15" style:family="paragraph" style:parent-style-name="Standard" style:list-style-name="L1">
      <style:paragraph-properties fo:line-height="0.1661in" fo:text-align="justify" style:justify-single-word="false"/>
      <style:text-properties officeooo:paragraph-rsid="001daf3a"/>
    </style:style>
    <style:style style:name="P16" style:family="paragraph" style:parent-style-name="Standard" style:list-style-name="L1">
      <style:paragraph-properties fo:line-height="0.1661in" fo:text-align="justify" style:justify-single-word="false"/>
      <style:text-properties officeooo:paragraph-rsid="002878bc"/>
    </style:style>
    <style:style style:name="P17" style:family="paragraph" style:parent-style-name="Standard" style:list-style-name="L1">
      <style:paragraph-properties fo:line-height="0.1661in" fo:text-align="justify" style:justify-single-word="false"/>
      <style:text-properties officeooo:rsid="0026a0b2" officeooo:paragraph-rsid="0026a0b2"/>
    </style:style>
    <style:style style:name="P18" style:family="paragraph" style:parent-style-name="Standard">
      <style:paragraph-properties fo:margin-left="0in" fo:margin-right="0in" fo:line-height="0.1661in" fo:text-align="justify" style:justify-single-word="false" fo:text-indent="0in" style:auto-text-indent="false"/>
      <style:text-properties style:font-name="times" fo:font-size="12pt" fo:language="fr" fo:country="CH" officeooo:paragraph-rsid="001daf3a" style:font-size-asian="12pt"/>
    </style:style>
    <style:style style:name="P19" style:family="paragraph" style:parent-style-name="Standard">
      <style:paragraph-properties fo:margin-left="0.0102in" fo:margin-right="0.6173in" fo:line-height="0.2in" fo:text-align="justify" style:justify-single-word="false" fo:text-indent="0in" style:auto-text-indent="false"/>
      <style:text-properties style:font-name="times" fo:font-size="14.5pt" fo:language="fr" fo:country="CH" officeooo:paragraph-rsid="001daf3a" style:font-size-asian="14.5pt"/>
    </style:style>
    <style:style style:name="P20" style:family="paragraph" style:parent-style-name="Text_20_body">
      <style:text-properties officeooo:rsid="00296997" officeooo:paragraph-rsid="00296997"/>
    </style:style>
    <style:style style:name="P21" style:family="paragraph" style:parent-style-name="Subtitle">
      <style:paragraph-properties fo:text-align="center" style:justify-single-word="false"/>
      <style:text-properties style:font-name="times" fo:font-size="13pt" officeooo:paragraph-rsid="001e0ad7" style:font-size-asian="13pt" style:font-size-complex="13pt"/>
    </style:style>
    <style:style style:name="P22" style:family="paragraph" style:parent-style-name="Heading_20_1">
      <style:paragraph-properties fo:text-align="justify" style:justify-single-word="false"/>
      <style:text-properties style:font-name="times"/>
    </style:style>
    <style:style style:name="P23" style:family="paragraph" style:parent-style-name="Heading_20_2">
      <style:paragraph-properties fo:text-align="justify" style:justify-single-word="false"/>
      <style:text-properties style:font-name="times"/>
    </style:style>
    <style:style style:name="P24" style:family="paragraph" style:parent-style-name="Heading_20_2">
      <style:paragraph-properties fo:text-align="justify" style:justify-single-word="false"/>
      <style:text-properties style:font-name="times" officeooo:paragraph-rsid="001e0ad7"/>
    </style:style>
    <style:style style:name="P25" style:family="paragraph" style:parent-style-name="Heading_20_2">
      <style:paragraph-properties fo:text-align="justify" style:justify-single-word="false"/>
    </style:style>
    <style:style style:name="T1" style:family="text">
      <style:text-properties style:font-name="Times New Roman" fo:letter-spacing="0.0008in"/>
    </style:style>
    <style:style style:name="T2" style:family="text">
      <style:text-properties style:font-name="Times New Roman" fo:letter-spacing="0.0008in" officeooo:rsid="0005877e"/>
    </style:style>
    <style:style style:name="T3" style:family="text">
      <style:text-properties style:font-name="Times New Roman" fo:letter-spacing="0.0008in" fo:language="fr" fo:country="CH" fo:font-weight="normal" style:font-weight-asian="normal" style:font-weight-complex="normal"/>
    </style:style>
    <style:style style:name="T4" style:family="text">
      <style:text-properties style:font-name="Times New Roman" fo:letter-spacing="0.0008in" fo:language="fr" fo:country="CH" fo:font-weight="normal" officeooo:rsid="001ed5f1" style:font-weight-asian="normal" style:font-weight-complex="normal"/>
    </style:style>
    <style:style style:name="T5" style:family="text">
      <style:text-properties style:font-name="Times New Roman" fo:letter-spacing="0.0008in" officeooo:rsid="001ed5f1"/>
    </style:style>
    <style:style style:name="T6" style:family="text">
      <style:text-properties style:font-name="Times New Roman" fo:letter-spacing="normal"/>
    </style:style>
    <style:style style:name="T7" style:family="text">
      <style:text-properties style:font-name="Times New Roman" fo:letter-spacing="normal" officeooo:rsid="0005877e"/>
    </style:style>
    <style:style style:name="T8" style:family="text">
      <style:text-properties style:font-name="Times New Roman" fo:letter-spacing="normal" officeooo:rsid="001e0ad7"/>
    </style:style>
    <style:style style:name="T9" style:family="text">
      <style:text-properties style:font-name="Times New Roman" fo:letter-spacing="normal" fo:language="fr" fo:country="CH" fo:font-weight="normal" style:font-weight-asian="normal" style:font-weight-complex="normal"/>
    </style:style>
    <style:style style:name="T10" style:family="text">
      <style:text-properties style:font-name="Times New Roman" fo:letter-spacing="normal" officeooo:rsid="001ed5f1"/>
    </style:style>
    <style:style style:name="T11" style:family="text">
      <style:text-properties style:font-name="Times New Roman" fo:letter-spacing="0.0016in"/>
    </style:style>
    <style:style style:name="T12" style:family="text">
      <style:text-properties style:font-name="Times New Roman" fo:letter-spacing="0.0016in" officeooo:rsid="0005877e"/>
    </style:style>
    <style:style style:name="T13" style:family="text">
      <style:text-properties style:font-name="Times New Roman" fo:letter-spacing="-0.0047in"/>
    </style:style>
    <style:style style:name="T14" style:family="text">
      <style:text-properties officeooo:rsid="001e0ad7"/>
    </style:style>
    <style:style style:name="T15" style:family="text">
      <style:text-properties officeooo:rsid="001ed5f1"/>
    </style:style>
    <style:style style:name="T16" style:family="text">
      <style:text-properties fo:color="#000000" style:font-name="Mono space" fo:letter-spacing="0.0016in" officeooo:rsid="001ed5f1" style:font-size-complex="12pt"/>
    </style:style>
    <style:style style:name="T17" style:family="text">
      <style:text-properties fo:color="#000000" style:font-name="Mono space" fo:letter-spacing="0.0016in" officeooo:rsid="00216d4d" style:font-size-complex="12pt"/>
    </style:style>
    <style:style style:name="T18" style:family="text">
      <style:text-properties fo:color="#000000" fo:letter-spacing="0.0016in" officeooo:rsid="001ed5f1" style:font-size-complex="12pt"/>
    </style:style>
    <style:style style:name="T19" style:family="text">
      <style:text-properties fo:color="#008000" style:font-name="Mono space" fo:letter-spacing="0.0016in" officeooo:rsid="00216d4d" style:font-size-complex="12pt"/>
    </style:style>
    <style:style style:name="T20" style:family="text">
      <style:text-properties fo:color="#008000" style:font-name="Mono space" fo:letter-spacing="0.0016in" officeooo:rsid="001ed5f1" style:font-size-complex="12pt"/>
    </style:style>
    <style:style style:name="T21" style:family="text">
      <style:text-properties fo:letter-spacing="0.0016in" style:font-size-complex="12pt"/>
    </style:style>
    <style:style style:name="T22" style:family="text">
      <style:text-properties fo:letter-spacing="0.0016in" officeooo:rsid="001ed5f1" style:font-size-complex="12pt"/>
    </style:style>
    <style:style style:name="T23" style:family="text">
      <style:text-properties fo:letter-spacing="0.0016in" officeooo:rsid="00216d4d" style:font-size-complex="12pt"/>
    </style:style>
    <style:style style:name="T24" style:family="text">
      <style:text-properties fo:letter-spacing="0.0016in" officeooo:rsid="0022af41" style:font-size-complex="12pt"/>
    </style:style>
    <style:style style:name="T25" style:family="text">
      <style:text-properties fo:letter-spacing="0.0016in" officeooo:rsid="0024672a" style:font-size-complex="12pt"/>
    </style:style>
    <style:style style:name="T26" style:family="text">
      <style:text-properties fo:letter-spacing="0.0016in" officeooo:rsid="00296997" style:font-size-complex="12pt"/>
    </style:style>
    <style:style style:name="T27" style:family="text">
      <style:text-properties fo:letter-spacing="0.0016in" fo:font-style="italic" officeooo:rsid="0022af41" style:font-style-asian="italic" style:font-size-complex="12pt" style:font-style-complex="italic"/>
    </style:style>
    <style:style style:name="T28" style:family="text">
      <style:text-properties fo:letter-spacing="0.0016in" fo:font-style="normal" officeooo:rsid="0022af41" style:font-style-asian="normal" style:font-size-complex="12pt" style:font-style-complex="normal"/>
    </style:style>
    <style:style style:name="T29" style:family="text">
      <style:text-properties style:font-name="times"/>
    </style:style>
    <style:style style:name="T30" style:family="text">
      <style:text-properties style:font-name="times" fo:font-size="12pt" fo:letter-spacing="0.0016in" fo:language="fr" fo:country="CH" style:font-size-asian="12pt" style:font-size-complex="12pt"/>
    </style:style>
    <style:style style:name="T31" style:family="text">
      <style:text-properties style:font-name="times" fo:font-size="12pt" fo:letter-spacing="0.0016in" fo:language="fr" fo:country="CH" officeooo:rsid="0024672a" style:font-size-asian="12pt" style:font-size-complex="12pt"/>
    </style:style>
    <style:style style:name="T32" style:family="text">
      <style:text-properties style:font-name="times" fo:font-size="12pt" fo:letter-spacing="0.0016in" fo:language="fr" fo:country="CH" officeooo:rsid="00254c67" style:font-size-asian="12pt" style:font-size-complex="12pt"/>
    </style:style>
    <style:style style:name="T33" style:family="text">
      <style:text-properties style:font-name="times" fo:font-size="12pt" fo:letter-spacing="0.0016in" fo:language="fr" fo:country="CH" officeooo:rsid="002878bc" style:font-size-asian="12pt" style:font-size-complex="12pt"/>
    </style:style>
    <style:style style:name="T34" style:family="text">
      <style:text-properties style:font-name="times" officeooo:rsid="001e0ad7"/>
    </style:style>
    <style:style style:name="T35" style:family="text">
      <style:text-properties officeooo:rsid="002af9e9"/>
    </style:style>
    <text:list-style style:name="L1">
      <text:list-level-style-bullet text:level="1"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53in" fo:text-indent="-0.25in" fo:margin-left="3.74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imulation et optimisation de créatures basiques soumises à des contraintes simples.</text:p>
      <text:p text:style-name="P1">Orélian Kohler </text:p>
      <text:p text:style-name="P21">Travail de maturité 2018-2019</text:p>
      <text:h text:style-name="P22" text:outline-level="1">Introduction</text:h>
      <text:p text:style-name="P11"><text:span text:style-name="T1"><text:tab/>Pour mon travail de maturité en information. Je voulais personnellement choisir </text:span><text:span text:style-name="T11">un sujet qui me tenait à </text:span><text:span text:style-name="T12">cœur.</text:span><text:span text:style-name="T11"> Un projet ni trop compliqué pour mon niveau </text:span><text:span text:style-name="T1">en </text:span><text:span text:style-name="T2">informatique, ni trop simple pour pouvoir utiliser le temps que j’avais à disposition afin d’améliorer mes compétences de programmation</text:span><text:span text:style-name="T1">. Je souhaitais également utiliser de nouveaux outils auquel je n'avais encore jamais touché. Mon choix s'est porté sur une simulation d’une physique simple. Cela me </text:span><text:span text:style-name="T2">permuterait</text:span><text:span text:style-name="T1"> aussi de pouvoir appliqué ce que j'ai pu voir pendant mes cours de physique, de mathématique et aussi d’informatique. Suite </text:span><text:span text:style-name="T2">à la</text:span><text:span text:style-name="T1"> vue </text:span><text:span text:style-name="T2">d’</text:span><text:span text:style-name="T1">une </text:span><text:span text:style-name="T2">vidéo</text:span><text:span text:style-name="T1"> où </text:span><text:span text:style-name="T2">quelqu’</text:span><text:span text:style-name="T1">un avait crée une simulation semblable avec des créatures qui </text:span><text:span text:style-name="T2">é</text:span><text:span text:style-name="T1">vol</text:span><text:span text:style-name="T2">u</text:span><text:span text:style-name="T1">ait de génération en génération sur internet. J’ai voulu savoir si j’étais capable de reproduire un r</text:span><text:span text:style-name="T2">é</text:span><text:span text:style-name="T1">sul</text:span><text:span text:style-name="T2">tat</text:span><text:span text:style-name="T1"> sem</text:span><text:span text:style-name="T6">blable avec mes compétences </text:span><text:span text:style-name="T7">limitées</text:span><text:span text:style-name="T6"> de l’époque et si j’arriverais à comprendre </text:span><text:span text:style-name="T1">des principes aussi </text:span><text:span text:style-name="T5">abstrait</text:span><text:span text:style-name="T1"> afin de les </text:span><text:span text:style-name="T5">expliquer</text:span><text:span text:style-name="T1"> à mon tour. Mon choix final s’est donc porté sur un</text:span><text:span text:style-name="T5">e</text:span><text:span text:style-name="T1"> simulation de créature basique qui serait capable de se </text:span><text:span text:style-name="T6">mouvoir dans un environnement. L’enjeu princ</text:span><text:span text:style-name="T8">ip</text:span><text:span text:style-name="T6">al sera donc pour mon projet de </text:span><text:span text:style-name="T1">déterminer la créature la plus optimisé pour faire la t</text:span><text:span text:style-name="T5">â</text:span><text:span text:style-name="T1">che sur laquel</text:span><text:span text:style-name="T5">le</text:span><text:span text:style-name="T1"> on l’aura </text:span><text:span text:style-name="T13">jugé.</text:span></text:p>
      <text:h text:style-name="P23" text:outline-level="2"><text:bookmark-start text:name="__RefHeading___Toc572_2397852471"/>Projet<text:bookmark-end text:name="__RefHeading___Toc572_2397852471"/></text:h>
      <text:p text:style-name="P2"><text:span text:style-name="T1"><text:tab/>Mon projet peu</text:span><text:span text:style-name="T5">t</text:span><text:span text:style-name="T1"> se diviser en plusieurs parti</text:span><text:span text:style-name="T5">es</text:span><text:span text:style-name="T1">. Dans un premier temps, il faudra crée un monde avec des </text:span><text:span text:style-name="T5">règles</text:span><text:span text:style-name="T1"> physique</text:span><text:span text:style-name="T5">s</text:span><text:span text:style-name="T1"> où les </text:span><text:span text:style-name="T5">créatures</text:span><text:span text:style-name="T1"> seront test</text:span><text:span text:style-name="T5">ées.</text:span><text:span text:style-name="T1"> Ensuite, il faudra crée des </text:span><text:span text:style-name="T5">créatures</text:span><text:span text:style-name="T1"> basique qui auront seront presque </text:span><text:span text:style-name="T5">identiques</text:span><text:span text:style-name="T1"> dans leurs structures, mais qui </text:span><text:span text:style-name="T5">différeront</text:span><text:span text:style-name="T1"> dans leur</text:span><text:span text:style-name="T5">s</text:span><text:span text:style-name="T1"> aspect</text:span><text:span text:style-name="T5">s</text:span><text:span text:style-name="T1"> comportementa</text:span><text:span text:style-name="T5">ux.</text:span><text:span text:style-name="T1"> Il faudra crée un moyen de déterminer qu’elles sont les créatures qui ont le mieux réussi la tâche sur laquelle elle</text:span><text:span text:style-name="T5">s</text:span><text:span text:style-name="T1"> ont été jugé</text:span><text:span text:style-name="T5">es</text:span><text:span text:style-name="T1">. Après les </text:span><text:span text:style-name="T5">sélections</text:span><text:span text:style-name="T1"> les meilleures, celle-ci </text:span><text:span text:style-name="T6">prendront plus de place dans la population des créature</text:span><text:span text:style-name="T10">s</text:span><text:span text:style-name="T6"> totale, elle</text:span><text:span text:style-name="T10">s</text:span><text:span text:style-name="T6"> supprimeront </text:span><text:span text:style-name="T1">celle</text:span><text:span text:style-name="T5">s</text:span><text:span text:style-name="T1"> qui auront moins bien réussi et pour que une optimisation </text:span><text:span text:style-name="T5">se</text:span><text:span text:style-name="T1"> produise </text:span>dans la population, les créature<text:span text:style-name="T15">s</text:span> seront modifi<text:span text:style-name="T15">ées</text:span> et croisé avec des autres pour crée<text:span text:style-name="T15">r</text:span> un forme de <text:span text:style-name="T15">génétique</text:span> propre au<text:span text:style-name="T15">x</text:span> <text:span text:style-name="T15">individus de la simulation</text:span>. </text:p>
      <text:p text:style-name="P13"/>
      <text:p text:style-name="P3"/>
      <text:h text:style-name="P24" text:outline-level="2">Hypothèse</text:h>
      <text:p text:style-name="P12"><text:span text:style-name="T3"><text:tab/>Selon moi, dans un monde assez simple avec des variables parfaitement </text:span><text:span text:style-name="T4">contrôlables</text:span><text:span text:style-name="T9"> et avec des créatures simples également, il sera facile de déceler qu’elles </text:span><text:span text:style-name="T3">sont les </text:span><text:span text:style-name="T4">paramètre</text:span><text:span text:style-name="T3"> les plus importants à optimiser et que après un certain nombre de génération les éléments de la simulation </text:span><text:span text:style-name="T4">réussiront</text:span><text:span text:style-name="T3"> tous les tests mieux que celle de la première génération créée aléatoirement. </text:span></text:p>
      <text:h text:style-name="P24" text:outline-level="2"><text:bookmark-start text:name="__RefHeading___Toc578_2397852471"/><text:soft-page-break/>Plan de travail<text:bookmark-end text:name="__RefHeading___Toc578_2397852471"/></text:h>
      <text:p text:style-name="P14"><text:span text:style-name="T21"><text:tab/>Mon travail sera fait presque </text:span><text:span text:style-name="T22">exclusivement</text:span><text:span text:style-name="T21"> à l’ordinateur </text:span><text:span text:style-name="T22">puisque les ressources, dont j’ai besoin pour réussir mon projet, sont informatiques et non matérielles. Pour pouvoir commencer correctement à travailler, il me fallait cependant définir plusieurs outils que j’allais utiliser pendant mon développement. Dans un premier temps, l’outil principal était le langage de programmation. C’est un choix assez compliqué propre à chacun et à ces capacités. Je ne voulais pas spécialement apprendre un langage de programmation juste pour ce projet puisque l’aspect logique de celui-ci était pour moi la difficulté la plus intéressante. J’ai choisi de programmer en Javascript et de manipuler des</text:span><text:span text:style-name="T18"> </text:span><text:span text:style-name="T16">&lt;</text:span><text:span text:style-name="T19">c</text:span><text:span text:style-name="T20">anvas</text:span><text:span text:style-name="T17">&gt;</text:span><text:span text:style-name="T16"> </text:span><text:span text:style-name="T22">HTML pour les animations et l’aspect graphique. Ce choix, c’est principalement fait par choix d’efficacité, je souhaitais perdre le moins de temps entre chaque test de code. C’est pour cela, que coder en Javascript sur Firefox ou Chrome qui ont les deux de très bons debuggers, me semblait une très bonne solution. </text:span><text:span text:style-name="T23">Et connaissant déjà la communauté très active sur internet des </text:span><text:span text:style-name="T24">utilisateurs</text:span><text:span text:style-name="T23"> des Javascript, je savais que si j’avais des problèmes peu spécifiques, je trouverais facilement une solution en ligne ce qui fut le cas à de nombreuses reprises.</text:span></text:p>
      <text:p text:style-name="P14"><text:span text:style-name="T23"/></text:p>
      <text:p text:style-name="P14"><text:span text:style-name="T23"><text:tab/></text:span><text:span text:style-name="T25">Pour avoir un plan de travail en ordre et organiser, j’ai utilisé le plus vite possible un outil informatique très connu et très utile : git. Pour faire simple, git est un outil de gestion de version de programme. Il permet en autre de garder un historique de modification des anciennes versions du projet, de pouvoir retourner à des versions antérieures du projet, et de faire des modifications à part du proget dans les phases de test pour ne pas altérer ce qui fonctionne. Et dans mon cas, en utilisant un service en ligne de git, je peux sauvegarder, mon projet de manière sécurisée en ligne. C’est un outil qui offre plein de possibilités, mais demander un temps d’apprentissage assez grand.</text:span></text:p>
      <text:p text:style-name="P18"><text:span text:style-name="T23"/></text:p>
      <text:p text:style-name="P18"><text:span text:style-name="T23"><text:tab/>Ensuite, j’ai cherché une API</text:span><text:span text:style-name="T24"> </text:span><text:span text:style-name="T23">pour facilité </text:span><text:span text:style-name="T24">le développement de la physique de mon programme. Une API ou interface de programmation applicative en français est en quelque sort des bouts de code que l’on peut greffer à son programme et que l’on peut réutiliser. On peut également nommer une API une librairie. Dans mon cas, je vais utiliser plusieurs API. Mais la première, dont je vais parler, s’appelle </text:span><text:span text:style-name="T27">P5.js</text:span><text:span text:style-name="T28">. Sans renter dans les détails, cette librairie permet facilement de dessiner des traits, des cercles et des formes en 2D sur un canvas html. Elle offre également la possibilité de manipuler facilement des vecteurs en deux dimensions, de les additionner et de les multiplier, de calculer sa norme, etc.</text:span></text:p>
      <text:p text:style-name="P18"><text:span text:style-name="T28"/></text:p>
      <text:p text:style-name="P14"><text:span text:style-name="T23"><text:tab/></text:span><text:span text:style-name="T25">Enfin, en vrac, quelques autre outil que j’ai utilis</text:span><text:span text:style-name="T26">é</text:span><text:span text:style-name="T25"> </text:span><text:span text:style-name="T26">d</text:span><text:span text:style-name="T25"> :</text:span></text:p>
      <text:list xml:id="list4176711970" text:style-name="L1">
        <text:list-item>
          <text:p text:style-name="P15"><text:span text:style-name="T31">Chart.js qui permet de </text:span><text:span text:style-name="T32">créer des graphiques simplement avec des fichiers de données. Cette libraire m’a été utile pour synthétiser de manière visuelle les résultats que j’ai obtenus.</text:span></text:p>
        </text:list-item>
        <text:list-item>
          <text:p text:style-name="P17"><text:span text:style-name="T30">Socket.io est une librairie qui offre plein de possibilité pour tout ce qui touche aux communications locales ou aux </text:span><text:span text:style-name="T33">communications</text:span><text:span text:style-name="T30"> via internet. </text:span><text:span text:style-name="T33">Je ne veux pas trop entrer dans les détails,</text:span><text:span text:style-name="T30"> </text:span><text:span text:style-name="T33">socket.io m’a servi à transférer les données obtenues de l’interface client pour les données au serveur local et qu’il puisse les sauvegarder.</text:span></text:p>
        </text:list-item>
        <text:list-item>
          <text:p text:style-name="P16"><text:span text:style-name="T33">Node.js est un interpréteur de Javascript. Il m’a permis de créer un serveur local qui donne accès à l’interface graphique et peut recevoir des données et de les sauvegarder.</text:span></text:p>
        </text:list-item>
      </text:list>
      <text:h text:style-name="Heading_20_1" text:outline-level="1">Développement</text:h>
      <text:p text:style-name="P20">Aillant décider des outils que j’allais utiliser. Je me suis mis à réfléchir comment j’allais penser mon projet. <text:span text:style-name="T35">J’allais d’abord m’occuper de l’aspect physique de ma simulation. </text:span></text:p>
      <text:p text:style-name="P4"/>
      <text:p text:style-name="P5"/>
      <text:h text:style-name="P25" text:outline-level="2"><text:bookmark-start text:name="__RefHeading___Toc582_2397852471"/><text:soft-page-break/><text:span text:style-name="T34">Création</text:span><text:span text:style-name="T29"> de l’environnement physique</text:span><text:bookmark-end text:name="__RefHeading___Toc582_2397852471"/></text:h>
      <text:p text:style-name="P6"/>
      <text:p text:style-name="P6"/>
      <text:p text:style-name="P6"/>
      <text:p text:style-name="P6"/>
      <text:h text:style-name="P23" text:outline-level="2"><text:bookmark-start text:name="__RefHeading___Toc584_2397852471"/>Création de<text:span text:style-name="T14">s</text:span> <text:span text:style-name="T14">créatures</text:span><text:bookmark-end text:name="__RefHeading___Toc584_2397852471"/></text:h>
      <text:p text:style-name="P7"/>
      <text:h text:style-name="P22" text:outline-level="1"><text:bookmark-start text:name="__RefHeading___Toc586_2397852471"/>Conclusion<text:bookmark-end text:name="__RefHeading___Toc586_2397852471"/></text:h>
      <text:p text:style-name="P8"/>
      <text:h text:style-name="P22" text:outline-level="1">Bibliographie</text:h>
      <text:p text:style-name="P9"/>
      <text:h text:style-name="P22" text:outline-level="1"><text:bookmark-start text:name="__RefHeading___Toc590_2397852471"/>Annexes<text:bookmark-end text:name="__RefHeading___Toc590_23978524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Mono space" svg:font-family="'Mono space'" style:font-pitch="fixed"/>
    <style:font-face style:name="Source Code Pro" svg:font-family="'Source Code Pro'"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6945in" fo:margin-bottom="0.2362in" fo:margin-left="1.8472in" fo:margin-right="1.8055in" style:writing-mode="lr-tb" style:layout-grid-color="#c0c0c0" style:layout-grid-lines="2303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3:38.805010281</meta:creation-date>
    <dc:date>2018-11-01T11:45:30.667496659</dc:date>
    <meta:editing-duration>PT42M3S</meta:editing-duration>
    <meta:editing-cycles>9</meta:editing-cycles>
    <meta:generator>LibreOffice/6.1.1.2$Linux_X86_64 LibreOffice_project/10$Build-2</meta:generator>
    <meta:document-statistic meta:table-count="0" meta:image-count="0" meta:object-count="0" meta:page-count="3" meta:paragraph-count="24" meta:word-count="994" meta:character-count="6262" meta:non-whitespace-character-count="5284"/>
  </office:meta>
</office:document-meta>
</file>